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047in"/>
    </style:style>
    <style:style style:name="co2" style:family="table-column">
      <style:table-column-properties fo:break-before="auto" style:column-width="1.3339in"/>
    </style:style>
    <style:style style:name="co3" style:family="table-column">
      <style:table-column-properties fo:break-before="auto" style:column-width="1.848in"/>
    </style:style>
    <style:style style:name="co4" style:family="table-column">
      <style:table-column-properties fo:break-before="auto" style:column-width="0.7846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0.0362in"/>
    </style:style>
    <style:style style:name="co7" style:family="table-column">
      <style:table-column-properties fo:break-before="auto" style:column-width="2.511in"/>
    </style:style>
    <style:style style:name="co8" style:family="table-column">
      <style:table-column-properties fo:break-before="auto" style:column-width="10.3673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ro3" style:family="table-row">
      <style:table-row-properties style:row-height="3.0063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  <style:text-properties fo:color="#000000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vertical-align="top"/>
      <style:text-properties style:text-outline="false" style:text-line-through-style="none" style:font-name="Monaco" fo:font-size="11pt" fo:language="en" fo:country="US" fo:font-style="normal" fo:text-shadow="none" style:text-underline-style="none" style:text-underline-mode="continuous" style:text-overline-mode="continuous" style:text-line-through-mode="continuous" style:font-name-asian="Monaco" style:font-size-asian="11pt" style:language-asian="en" style:country-asian="US" style:font-style-asian="normal" style:font-name-complex="Monaco" style:font-size-complex="6.25pt" style:language-complex="en" style:country-complex="US" style:font-style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font-name="Monaco" fo:font-size="11pt" fo:language="en" fo:country="US" fo:font-style="normal" fo:text-shadow="none" style:text-underline-style="none" style:text-underline-mode="continuous" style:text-overline-mode="continuous" style:text-line-through-mode="continuous" style:font-name-asian="Monaco" style:font-size-asian="11pt" style:language-asian="en" style:country-asian="US" style:font-style-asian="normal" style:font-size-complex="6.25pt" style:language-complex="en" style:country-complex="US" style:font-style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font-name="Monaco" fo:font-size="11pt" fo:language="en" fo:country="US" fo:text-shadow="none" style:text-underline-style="none" style:text-underline-mode="continuous" style:text-overline-mode="continuous" style:text-line-through-mode="continuous" style:font-name-asian="Monaco" style:font-size-asian="11pt" style:language-asian="en" style:country-asian="US" style:font-size-complex="6.25pt" style:language-complex="en" style:country-complex="US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font-name="Monaco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6pt" style:language-asian="en" style:country-asian="US" style:font-style-asian="normal" style:font-weight-asian="normal" style:font-size-complex="3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Monaco" fo:font-size="11pt" style:font-name-asian="Monaco" style:font-size-asian="11pt" style:font-name-complex="Monaco" style:font-size-complex="6.30000019073486pt"/>
    </style:style>
    <style:style style:name="T2" style:family="text">
      <style:text-properties fo:color="#7f0055" style:font-name="Monaco" fo:font-size="11pt" fo:font-weight="bold" style:font-name-asian="Monaco" style:font-size-asian="11pt" style:font-weight-asian="bold" style:font-name-complex="Monaco" style:font-size-complex="6.30000019073486pt" style:font-weight-complex="bold"/>
    </style:style>
    <style:style style:name="T3" style:family="text">
      <style:text-properties fo:color="#0000c0" style:font-name="Monaco" fo:font-size="11pt" fo:font-style="italic" style:font-name-asian="Monaco" style:font-size-asian="11pt" style:font-style-asian="italic" style:font-name-complex="Monaco" style:font-size-complex="6.30000019073486pt" style:font-style-complex="italic"/>
    </style:style>
    <style:style style:name="T4" style:family="text">
      <style:text-properties fo:color="#7f0055" style:text-outline="false" style:text-line-through-style="none" style:font-name="Monaco" fo:font-size="11pt" fo:font-style="normal" fo:text-shadow="none" style:text-underline-style="none" fo:font-weight="bold" style:font-name-asian="Monaco" style:font-size-asian="11pt" style:font-style-asian="normal" style:font-weight-asian="bold" style:font-name-complex="Monaco" style:font-size-complex="6.30000019073486pt" style:font-style-complex="normal" style:font-weight-complex="bold" style:text-emphasize="none" style:text-overline-style="none" style:text-overline-color="font-color"/>
    </style:style>
    <style:style style:name="T5" style:family="text">
      <style:text-properties fo:color="#000000" style:text-outline="false" style:text-line-through-style="none" style:font-name="Monaco" fo:font-size="11pt" fo:font-style="normal" fo:text-shadow="none" style:text-underline-style="none" fo:font-weight="normal" style:font-name-asian="Monaco" style:font-size-asian="11pt" style:font-style-asian="normal" style:font-weight-asian="normal" style:font-name-complex="Monaco" style:font-size-complex="6.30000019073486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color="#000000"/>
    </style:style>
    <style:style style:name="T7" style:family="text">
      <style:text-properties fo:font-size="6pt" style:font-size-asian="6pt" style:font-name-complex="Monaco" style:font-size-complex="3.40000009536743pt"/>
    </style:style>
    <style:style style:name="T8" style:family="text">
      <style:text-properties fo:color="#0000c0" style:text-outline="false" style:text-line-through-style="none" style:font-name="Monaco" fo:font-size="11pt" fo:font-style="italic" fo:text-shadow="none" style:text-underline-style="none" fo:font-weight="normal" style:font-name-asian="Monaco" style:font-size-asian="11pt" style:font-style-asian="italic" style:font-weight-asian="normal" style:font-name-complex="Monaco" style:font-size-complex="6.30000019073486pt" style:font-style-complex="italic" style:font-weight-complex="normal" style:text-emphasize="none" style:text-overline-style="none" style:text-overline-color="font-color"/>
    </style:style>
    <style:style style:name="T9" style:family="text">
      <style:text-properties fo:color="#000000" style:font-name-complex="Monaco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default-cell-style-name="Default"/>
        <table:table-column table:style-name="co8" table:default-cell-style-name="ce10"/>
        <table:table-row table:style-name="ro1">
          <table:table-cell table:style-name="ce1" office:value-type="string">
            <text:p>Project GoFoTo</text:p>
          </table:table-cell>
          <table:table-cell table:style-name="ce1"/>
          <table:table-cell table:number-columns-repeated="2"/>
          <table:table-cell table:style-name="ce4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4"/>
          <table:table-cell table:style-name="ce4"/>
          <table:table-cell table:style-name="Default"/>
          <table:table-cell/>
          <table:table-cell table:style-name="Default"/>
        </table:table-row>
        <table:table-row table:style-name="ro2">
          <table:table-cell office:value-type="string">
            <text:p>Package</text:p>
          </table:table-cell>
          <table:table-cell office:value-type="string">
            <text:p>Class</text:p>
          </table:table-cell>
          <table:table-cell office:value-type="string">
            <text:p>Function name</text:p>
          </table:table-cell>
          <table:table-cell office:value-type="string">
            <text:p>Line From</text:p>
          </table:table-cell>
          <table:table-cell table:style-name="ce4" office:value-type="string">
            <text:p>Line To</text:p>
          </table:table-cell>
          <table:table-cell table:style-name="Default" office:value-type="string">
            <text:p>Original Source code</text:p>
          </table:table-cell>
          <table:table-cell office:value-type="string">
            <text:p>Comment</text:p>
          </table:table-cell>
          <table:table-cell table:style-name="Default" office:value-type="string">
            <text:p>Fix/Refactor sugguestion</text:p>
          </table:table-cell>
        </table:table-row>
        <table:table-row table:style-name="ro3">
          <table:table-cell table:style-name="ce2" office:value-type="string">
            <text:p>com.poggled.android.phototagger.util</text:p>
          </table:table-cell>
          <table:table-cell table:style-name="ce2" office:value-type="string">
            <text:p>BitmapUtils</text:p>
          </table:table-cell>
          <table:table-cell table:style-name="ce2" office:value-type="string">
            <text:p>writeBitmapToFile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112">
            <text:p>112</text:p>
          </table:table-cell>
          <table:table-cell table:style-name="ce5" office:value-type="string">
            <text:p><text:span text:style-name="T1"><text:s text:c="4"/></text:span><text:span text:style-name="T2">public</text:span><text:span text:style-name="T1"> </text:span><text:span text:style-name="T2">static</text:span><text:span text:style-name="T1"> </text:span><text:span text:style-name="T2">boolean</text:span><text:span text:style-name="T1"> writeBitmapToFile(Bitmap bitmap, String filename, CompressFormat format, </text:span><text:span text:style-name="T2">int</text:span><text:span text:style-name="T1"> quality)</text:span></text:p>
            <text:p><text:span text:style-name="T1"><text:s text:c="12"/></text:span><text:span text:style-name="T2">throws</text:span><text:span text:style-name="T1"> IOException, FileNotFoundException { </text:span></text:p>
            <text:p/>
            <text:p><text:span text:style-name="T1"><text:s text:c="8"/></text:span><text:span text:style-name="T1">OutputStream out = </text:span><text:span text:style-name="T2">null</text:span><text:span text:style-name="T1">;</text:span></text:p>
            <text:p><text:span text:style-name="T1"><text:s text:c="8"/></text:span><text:span text:style-name="T2">try</text:span><text:span text:style-name="T1"> {</text:span></text:p>
            <text:p><text:span text:style-name="T1"><text:s text:c="12"/></text:span><text:span text:style-name="T1">out = </text:span><text:span text:style-name="T2">new</text:span><text:span text:style-name="T1"> BufferedOutputStream(</text:span><text:span text:style-name="T2">new</text:span><text:span text:style-name="T1"> FileOutputStream(filename), Utils.</text:span><text:span text:style-name="T3">IO_BUFFER_SIZE</text:span><text:span text:style-name="T1">);</text:span></text:p>
            <text:p><text:span text:style-name="T1"><text:s text:c="12"/></text:span><text:span text:style-name="T4">Return</text:span><text:span text:style-name="T5"> bitmap.compress(format, quality, out);</text:span></text:p>
            <text:p><text:span text:style-name="T1"><text:s text:c="8"/></text:span><text:span text:style-name="T1">} </text:span><text:span text:style-name="T2">finally</text:span><text:span text:style-name="T1"> {</text:span></text:p>
            <text:p><text:span text:style-name="T1"><text:s text:c="12"/></text:span><text:span text:style-name="T2">if</text:span><text:span text:style-name="T1"> (out != </text:span><text:span text:style-name="T2">null</text:span><text:span text:style-name="T1">) {</text:span></text:p>
            <text:p><text:span text:style-name="T6"><text:s text:c="16"/></text:span><text:span text:style-name="T6">out.close();</text:span></text:p>
            <text:p><text:span text:style-name="T6"><text:s text:c="12"/></text:span><text:span text:style-name="T6">}</text:span></text:p>
            <text:p><text:span text:style-name="T6"><text:s text:c="8"/></text:span><text:span text:style-name="T6">}</text:span></text:p>
            <text:p><text:span text:style-name="T5"><text:s text:c="8"/></text:span></text:p>
            <text:p><text:span text:style-name="T6"><text:s text:c="4"/></text:span><text:span text:style-name="T6">}</text:span></text:p>
          </table:table-cell>
          <table:table-cell table:style-name="ce3" office:value-type="string">
            <text:p>Using return without close file, </text:p>
            <text:p>it will be crash at runtime if you</text:p>
            <text:p><text:s/>Run this function many time</text:p>
          </table:table-cell>
          <table:table-cell office:value-type="string">
            <text:p><text:span text:style-name="T5"><text:s text:c="4"/></text:span><text:span text:style-name="T4">public</text:span><text:span text:style-name="T5"> </text:span><text:span text:style-name="T4">static</text:span><text:span text:style-name="T5"> </text:span><text:span text:style-name="T4">boolean</text:span><text:span text:style-name="T5"> writeBitmapToFile(Bitmap bitmap, String filename, CompressFormat format, </text:span><text:span text:style-name="T4">int</text:span><text:span text:style-name="T5"> quality)</text:span></text:p>
            <text:p><text:span text:style-name="T5"><text:s text:c="12"/></text:span><text:span text:style-name="T4">throws</text:span><text:span text:style-name="T5"> IOException, FileNotFoundException { </text:span></text:p>
            <text:p><text:span text:style-name="T7"/></text:p>
            <text:p><text:span text:style-name="T5"><text:s text:c="8"/></text:span><text:span text:style-name="T5">OutputStream out = </text:span><text:span text:style-name="T4">null</text:span><text:span text:style-name="T5">;</text:span></text:p>
            <text:p><text:span text:style-name="T5"><text:s text:c="8"/></text:span><text:span text:style-name="T4">try</text:span><text:span text:style-name="T5"> {</text:span></text:p>
            <text:p><text:span text:style-name="T5"><text:s text:c="12"/></text:span><text:span text:style-name="T5">out = </text:span><text:span text:style-name="T4">new</text:span><text:span text:style-name="T5"> BufferedOutputStream(</text:span><text:span text:style-name="T4">new</text:span><text:span text:style-name="T5"> FileOutputStream(filename), Utils.</text:span><text:span text:style-name="T8">IO_BUFFER_SIZE</text:span><text:span text:style-name="T5">);</text:span></text:p>
            <text:p><text:span text:style-name="T5"><text:s text:c="12"/></text:span></text:p>
            <text:p><text:span text:style-name="T5"><text:s text:c="8"/></text:span><text:span text:style-name="T5">} </text:span><text:span text:style-name="T4">finally</text:span><text:span text:style-name="T5"> {</text:span></text:p>
            <text:p><text:span text:style-name="T5"><text:s text:c="12"/></text:span><text:span text:style-name="T4">if</text:span><text:span text:style-name="T5"> (out != </text:span><text:span text:style-name="T4">null</text:span><text:span text:style-name="T5">) {</text:span></text:p>
            <text:p><text:span text:style-name="T9"><text:s text:c="16"/></text:span><text:span text:style-name="T9">out.close();</text:span></text:p>
            <text:p><text:span text:style-name="T9"><text:s text:c="12"/></text:span><text:span text:style-name="T9">}</text:span></text:p>
            <text:p><text:span text:style-name="T9"><text:s text:c="8"/></text:span><text:span text:style-name="T9">}</text:span></text:p>
            <text:p><text:span text:style-name="T9"><text:s text:c="8"/></text:span><text:span text:style-name="T4">Return</text:span><text:span text:style-name="T5"> bitmap.compress(format, quality, out);</text:span></text:p>
            <text:p><text:span text:style-name="T9"><text:s text:c="4"/></text:span><text:span text:style-name="T9">}</text:span>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5"/>
          <table:table-cell table:style-name="ce7"/>
          <table:table-cell/>
          <table:table-cell table:style-name="ce11"/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number-columns-repeated="5"/>
          <table:table-cell table:style-name="ce8"/>
          <table:table-cell table:number-columns-repeated="2"/>
        </table:table-row>
        <table:table-row table:style-name="ro4">
          <table:table-cell table:number-columns-repeated="7"/>
          <table:table-cell table:style-name="ce7"/>
        </table:table-row>
        <table:table-row table:style-name="ro4" table:number-rows-repeated="2">
          <table:table-cell table:number-columns-repeated="8"/>
        </table:table-row>
        <table:table-row table:style-name="ro4" table:number-rows-repeated="3">
          <table:table-cell table:number-columns-repeated="5"/>
          <table:table-cell table:style-name="ce9"/>
          <table:table-cell/>
          <table:table-cell table:style-name="ce7"/>
        </table:table-row>
        <table:table-row table:style-name="ro4">
          <table:table-cell table:number-columns-repeated="5"/>
          <table:table-cell table:style-name="ce9"/>
          <table:table-cell table:number-columns-repeated="2"/>
        </table:table-row>
        <table:table-row table:style-name="ro4">
          <table:table-cell table:number-columns-repeated="5"/>
          <table:table-cell table:style-name="Default"/>
          <table:table-cell/>
          <table:table-cell table:style-name="ce7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2">10/12/2012</text:date>, <text:time>10:53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2T10:26:45</meta:creation-date>
    <dc:date>2012-10-12T10:53:42</dc:date>
    <meta:editing-duration>PT11M46S</meta:editing-duration>
    <meta:editing-cycles>1</meta:editing-cycles>
    <meta:document-statistic meta:table-count="3" meta:cell-count="17" meta:object-count="0"/>
    <meta:generator>OpenOffice.org/3.4$Unix OpenOffice.org_project/340m1$Build-9590</meta:generator>
  </office:meta>
</office:document-meta>
</file>